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6" style:family="paragraph" style:parent-style-name="Text_20_body">
      <style:text-properties style:font-name="Times New Roman" fo:font-size="14pt" fo:font-weight="normal" officeooo:rsid="001804ea" officeooo:paragraph-rsid="001804ea" style:font-size-asian="14pt" style:font-weight-asian="normal" style:font-size-complex="14pt" style:font-weight-complex="normal"/>
    </style:style>
    <style:style style:name="P7" style:family="paragraph" style:parent-style-name="Text_20_body">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text-properties officeooo:paragraph-rsid="001804ea"/>
    </style:style>
    <style:style style:name="T1" style:family="text">
      <style:text-properties fo:font-size="14pt" style:font-size-asian="14pt" style:font-size-complex="14pt"/>
    </style:style>
    <style:style style:name="T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fo:font-size="14pt" fo:font-style="italic" fo:font-weight="normal" officeooo:rsid="001804ea" style:font-size-asian="14pt" style:font-style-asian="italic" style:font-weight-asian="normal" style:font-size-complex="14pt" style:font-style-complex="italic" style:font-weight-complex="normal"/>
    </style:style>
    <style:style style:name="T4" style:family="text">
      <style:text-properties style:font-name="Times New Roman"/>
    </style:style>
    <style:style style:name="T5" style:family="text">
      <style:text-properties style:font-name="Times New Roman" fo:font-size="14pt" style:font-size-asian="14pt" style:font-size-complex="14pt"/>
    </style:style>
    <style:style style:name="T6" style:family="text">
      <style:text-properties style:font-name="Times New Roman" fo:font-size="14pt" officeooo:rsid="001804ea" style:font-size-asian="14pt" style:font-size-complex="14pt"/>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style:font-name="Times New Roman" fo:font-size="14pt" fo:font-weight="bold" officeooo:rsid="001804ea" style:font-size-asian="14pt" style:font-weight-asian="bold" style:font-size-complex="14pt" style:font-weight-complex="bold"/>
    </style:style>
    <style:style style:name="T9" style:family="text">
      <style:text-properties style:font-name="Times New Roman" fo:font-size="14pt" fo:font-weight="normal" style:font-size-asian="14pt" style:font-weight-asian="normal" style:font-size-complex="14pt" style:font-weight-complex="normal"/>
    </style:style>
    <style:style style:name="T10" style:family="text">
      <style:text-properties style:font-name="Times New Roman" fo:font-size="14pt" fo:font-weight="normal" officeooo:rsid="001804ea" style:font-size-asian="14pt" style:font-weight-asian="normal" style:font-size-complex="14pt" style:font-weight-complex="normal"/>
    </style:style>
    <style:style style:name="T1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2" style:family="text">
      <style:text-properties style:font-name="Times New Roman" fo:font-size="14pt" fo:font-style="italic" fo:font-weight="normal" officeooo:rsid="001804ea" style:font-size-asian="14pt" style:font-style-asian="italic" style:font-weight-asian="normal" style:font-size-complex="14pt" style:font-style-complex="italic" style:font-weight-complex="normal"/>
    </style:style>
    <style:style style:name="T13" style:family="text">
      <style:text-properties style:font-name="Times New Roman" fo:font-style="italic" fo:font-weight="normal" officeooo:rsid="001804ea"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1804ea"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804ea" style:font-weight-asian="normal" style:font-weight-complex="normal"/>
    </style:style>
    <style:style style:name="T18" style:family="text">
      <style:text-properties officeooo:rsid="001804ea"/>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804ea" style:font-style-asian="italic" style:font-weight-asian="normal" style:font-style-complex="italic"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nowledge interaction graph guided prompting for event causality</text:p>
      <text:p text:style-name="P3">identification</text:p>
      <text:p text:style-name="P4"/>
      <text:p text:style-name="P4">Applied Intelligence (2025) 55:159<text:tab/><text:tab/><text:tab/><text:tab/><text:tab/><text:tab/>December 2024</text:p>
      <text:p text:style-name="P7"/>
      <text:p text:style-name="P11"><text:span text:style-name="T12">Anahtar Kelimeler: </text:span><text:span text:style-name="Strong_20_Emphasis"><text:span text:style-name="T11">Olay </text:span></text:span><text:span text:style-name="Strong_20_Emphasis"><text:span text:style-name="T12">N</text:span></text:span><text:span text:style-name="Strong_20_Emphasis"><text:span text:style-name="T11">edensellik </text:span></text:span><text:span text:style-name="Strong_20_Emphasis"><text:span text:style-name="T12">T</text:span></text:span><text:span text:style-name="Strong_20_Emphasis"><text:span text:style-name="T11">anımlama, İpucu </text:span></text:span><text:span text:style-name="Strong_20_Emphasis"><text:span text:style-name="T12">A</text:span></text:span><text:span text:style-name="Strong_20_Emphasis"><text:span text:style-name="T11">yarlama, Olay Bilgisi</text:span></text:span></text:p>
      <text:p text:style-name="P6"/>
      <text:p text:style-name="P5"><text:tab/>ECI, bir metindeki olay çiftleri arasındaki nedensellik ilişkisini belirlemeyi amaçlayan bir doğal dil anlama görevidir. Bu görev, makine okuma anlama, soru-cevap mantığı ve olay tahmini gibi birçok alanda uygulanabilir. Ancak, örtük nedensellik ilişkilerinin tanımlanmasındaki zorluklar ve olay bilgisi ile metin arasındaki yetersiz etkileşim, ECI'nin önündeki önemli engellerdir.</text:p>
      <text:p text:style-name="P8"><text:span text:style-name="T9"><text:tab/>Makalede, bu sorunları çözmek için </text:span><text:span text:style-name="Strong_20_Emphasis"><text:span text:style-name="T9">Bilgi Etkileşim Grafiği Destekli İpucu Ayarlama</text:span></text:span><text:span text:style-name="T9"> (Knowledge Interaction Graph guided Prompt Tuning - KIGP) adlı yeni bir yöntem önerilmektedir. Bu yöntem, önceden eğitilmiş dil modellerinin (PLM) potansiyelini tam olarak kullanmak için harici bilgiyi entegre eder. Özellikle, örtük nedensellik ilişkilerini daha iyi yakalamak için bir rehberlik mekanizması tasarlanmış ve olay-bilgi etkileşim grafikleri oluşturulmuştur. Bu grafikler, olaylar ve bilgi arasındaki derin etkileşimi sağlayarak olay temsillerini zenginleştirir.</text:span></text:p>
      <text:h text:style-name="P1" text:outline-level="3">Yöntemin Ana Adımları:</text:h>
      <text:list xml:id="list3786180758" text:style-name="L1">
        <text:list-item>
          <text:p text:style-name="P9"><text:span text:style-name="Strong_20_Emphasis"><text:span text:style-name="T9">Harici Bilgi Entegrasyonu</text:span></text:span><text:span text:style-name="T9">: ConceptNet gibi harici bilgi grafiklerinden olaylarla ilgili bilgiler çıkarılır ve bu bilgiler metinle birleştirilir.</text:span></text:p>
        </text:list-item>
        <text:list-item>
          <text:p text:style-name="P9"><text:span text:style-name="Strong_20_Emphasis"><text:span text:style-name="T9">İpucu Ayarlama (Prompt Tuning)</text:span></text:span><text:span text:style-name="T9">: Olay çiftleri için özel bir şablon tasarlanır ve bu şablon, PLM'lerin örtük nedensellik ilişkilerini daha iyi öğrenmesini sağlar.</text:span></text:p>
        </text:list-item>
        <text:list-item>
          <text:p text:style-name="P9"><text:span text:style-name="Strong_20_Emphasis"><text:span text:style-name="T9">Etkileşim Grafiği Oluşturma</text:span></text:span><text:span text:style-name="T9">: Metin, olaylar ve harici bilgi arasındaki etkileşimi yakalamak için bir etkileşim grafiği oluşturulur. Bu grafik, Grafik Evrişim Ağı (GCN) kullanılarak işlenir ve olay temsilleri zenginleştirilir.</text:span></text:p>
        </text:list-item>
      </text:list>
      <text:h text:style-name="P1" text:outline-level="3">Deneyler ve Sonuçlar:</text:h>
      <text:p text:style-name="P8"><text:span text:style-name="T9">Yöntem, </text:span><text:span text:style-name="Strong_20_Emphasis"><text:span text:style-name="T9">EventStoryLine</text:span></text:span><text:span text:style-name="T9"> ve </text:span><text:span text:style-name="Strong_20_Emphasis"><text:span text:style-name="T9">Causal-TimeBank</text:span></text:span><text:span text:style-name="T9"> olmak üzere iki yaygın kullanılan veri seti üzerinde test edilmiştir. Sonuçlar, KIGP'nin mevcut en iyi yöntemleri (SOTA) önemli ölçüde geride bıraktığını göstermektedir. Özellikle, EventStoryLine veri setinde %6.3, Causal-TimeBank veri setinde ise %2.9'luk bir F1 skoru artışı sağlanmıştır.</text:span></text:p>
      <text:h text:style-name="P1" text:outline-level="3"><text:soft-page-break/>Katkılar:</text:h>
      <text:list xml:id="list1239846693" text:style-name="L2">
        <text:list-item>
          <text:p text:style-name="P10"><text:span text:style-name="Strong_20_Emphasis"><text:span text:style-name="T9">Yeni Yöntem</text:span></text:span><text:span text:style-name="T9">: KIGP, harici olay bilgisini ve ipucu ayarlamayı birleştirerek PLM'lerin potansiyelini tam olarak kullanır. Bu, GCN ve ipucu ayarlamayı ECI görevi için birleştiren ilk çalışmadır.</text:span></text:p>
        </text:list-item>
        <text:list-item>
          <text:p text:style-name="P10"><text:span text:style-name="Strong_20_Emphasis"><text:span text:style-name="T9">Rehberlik Mekanizması</text:span></text:span><text:span text:style-name="T9">: Olay temsillerini zenginleştirmek için bir rehberlik mekanizması tasarlanmış ve etkileşim grafikleri oluşturulmuştur. Bu grafikler, örtük nedensellik ilişkilerini daha iyi yakalar.</text:span></text:p>
        </text:list-item>
        <text:list-item>
          <text:p text:style-name="P10"><text:span text:style-name="Strong_20_Emphasis"><text:span text:style-name="T9">Deneysel Sonuçlar</text:span></text:span><text:span text:style-name="T9">: Yöntem, iki veri setinde de mevcut en iyi yöntemleri geride bırakmıştır.</text:span></text:p>
        </text:list-item>
      </text:list>
      <text:h text:style-name="P1" text:outline-level="3">Gelecek Çalışmalar:</text:h>
      <text:p text:style-name="P5">Gelecekte, otomatik ipucu şablonu oluşturma ve WordNet gibi diğer bilgi kaynaklarının kullanımı araştırılacaktır. Bu, modelin performansını daha da artırabilir.</text:p>
      <text:h text:style-name="P1" text:outline-level="3">Sonuç:</text:h>
      <text:p text:style-name="P5">Bu çalışma, örtük nedensellik ilişkilerinin tanımlanması ve olay bilgisi etkileşimini geliştirmek için etkili bir yöntem sunmaktadır. Yöntem, harici bilgi ve grafik tabanlı etkileşim mekanizmalarını birleştirerek ECI görevinde önemli bir ilerleme sağlamıştır.</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7:09:14.053599097</meta:creation-date>
    <dc:date>2025-03-06T17:15:41.584222691</dc:date>
    <meta:editing-duration>PT6M28S</meta:editing-duration>
    <meta:editing-cycles>1</meta:editing-cycles>
    <meta:document-statistic meta:table-count="0" meta:image-count="0" meta:object-count="0" meta:page-count="2" meta:paragraph-count="20" meta:word-count="375" meta:character-count="3002" meta:non-whitespace-character-count="2646"/>
    <meta:generator>LibreOffice/7.3.7.2$Linux_X86_64 LibreOffice_project/30$Build-2</meta:generator>
  </office:meta>
</office:document-meta>
</file>